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ppleSystemUIFont" svg:font-family="AppleSystemUIFont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e3af" officeooo:paragraph-rsid="0009e3af"/>
    </style:style>
    <style:style style:name="P2" style:family="paragraph" style:parent-style-name="Standard">
      <style:paragraph-properties fo:text-align="left" style:justify-single-word="false"/>
      <style:text-properties fo:font-size="18pt" style:text-underline-style="solid" style:text-underline-width="auto" style:text-underline-color="font-color" fo:font-weight="bold" officeooo:rsid="0009e3af" officeooo:paragraph-rsid="0009e3af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left" style:justify-single-word="false"/>
      <style:text-properties fo:font-size="12pt" style:text-underline-style="solid" style:text-underline-width="auto" style:text-underline-color="font-color" fo:font-weight="bold" officeooo:rsid="0009e3af" officeooo:paragraph-rsid="0009e3af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left" style:justify-single-word="false"/>
      <style:text-properties fo:font-size="12pt" style:text-underline-style="none" fo:font-weight="normal" officeooo:rsid="000b62c7" officeooo:paragraph-rsid="000b62c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left" style:justify-single-word="false"/>
      <style:text-properties fo:font-size="12pt" style:text-underline-style="none" fo:font-weight="normal" officeooo:rsid="0009e3af" officeooo:paragraph-rsid="0009e3a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left" style:justify-single-word="false"/>
      <style:text-properties fo:font-size="12pt" style:text-underline-style="none" fo:font-weight="normal" officeooo:rsid="0009e3af" officeooo:paragraph-rsid="000c078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left" style:justify-single-word="false"/>
      <style:text-properties fo:font-size="12pt" style:text-underline-style="none" fo:font-weight="normal" officeooo:rsid="000c0787" officeooo:paragraph-rsid="000c078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left" style:justify-single-word="false"/>
      <style:text-properties fo:font-size="12pt" style:text-underline-style="none" fo:font-weight="normal" officeooo:rsid="000c0787" officeooo:paragraph-rsid="000d691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left" style:justify-single-word="false"/>
      <style:text-properties style:font-name="AppleSystemUIFont" fo:font-size="13pt" style:text-underline-style="solid" style:text-underline-width="auto" style:text-underline-color="font-color" fo:font-weight="bold" officeooo:rsid="0009e3af" officeooo:paragraph-rsid="0009e3af" style:font-size-asian="13pt" style:font-weight-asian="bold" style:font-size-complex="18pt" style:font-weight-complex="bold"/>
    </style:style>
    <style:style style:name="T1" style:family="text">
      <style:text-properties officeooo:rsid="000b62c7"/>
    </style:style>
    <style:style style:name="T2" style:family="text">
      <style:text-properties officeooo:rsid="00117a04"/>
    </style:style>
    <style:style style:name="T3" style:family="text">
      <style:text-properties officeooo:rsid="000c0787"/>
    </style:style>
    <style:style style:name="T4" style:family="text">
      <style:text-properties officeooo:rsid="000d691f"/>
    </style:style>
    <style:style style:name="T5" style:family="text">
      <style:text-properties officeooo:rsid="000f054e"/>
    </style:style>
    <style:style style:name="T6" style:family="text">
      <style:text-properties officeooo:rsid="000fd368"/>
    </style:style>
    <style:style style:name="T7" style:family="text">
      <style:text-properties style:font-name="AppleSystemUIFont" fo:font-size="13pt" style:font-size-asian="13pt"/>
    </style:style>
    <style:style style:name="T8" style:family="text">
      <style:text-properties style:use-window-font-color="true" loext:opacity="0%" style:font-name="AppleSystemUIFont" fo:font-size="13pt" style:font-size-asian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3 README File</text:p>
      <text:p text:style-name="P1">Pawat Suntharanund</text:p>
      <text:p text:style-name="P1"/>
      <text:p text:style-name="P2">Proxy Server:</text:p>
      <text:p text:style-name="P3">Design:</text:p>
      <text:p text:style-name="P4"><text:tab/>The design of the proxy server is that instead of taking a file from disk, we would instead be taking the file from the internet. In order to accomplish this, we were tasked with implementing this new flow through a callback that we could set up through libcurl’s easy interface.</text:p>
      <text:p text:style-name="P4"/>
      <text:p text:style-name="P3">Tradeoffs:</text:p>
      <text:p text:style-name="P5"><text:span text:style-name="T1"><text:tab/>A tradeoff that I experienced while looking up how to implement this callback was to figure out exactly which options I needed to set in order be able to successfully retrieve the file. Since this is supposed to use an easy interface, I decided on trying to use the bare minimum amount of options needed in order to make the callback properly </text:span><text:span text:style-name="T2">over adding more options to have more fine-grained control over how the callback would retrieve the file</text:span><text:span text:style-name="T1">.</text:span></text:p>
      <text:p text:style-name="P5"/>
      <text:p text:style-name="P3">Flow:</text:p>
      <text:p text:style-name="P5"><text:tab/></text:p>
      <text:p text:style-name="P3">Tests:</text:p>
      <text:p text:style-name="P3"/>
      <text:p text:style-name="P2">Cache Server:</text:p>
      <text:p text:style-name="P3">Design:</text:p>
      <text:p text:style-name="P6"><text:span text:style-name="T3"><text:tab/>For the implementation of the cache server, there were a few aspects that I needed to make sure of given the prompt:</text:span></text:p>
      <text:p text:style-name="P7"><text:tab/>- The data channel is owned by the Proxy Server</text:p>
      <text:p text:style-name="P8"><text:tab/>- <text:span text:style-name="T4">The command channel is owned by the Cache Server</text:span></text:p>
      <text:p text:style-name="P8"><text:tab/>- <text:span text:style-name="T4">Since this is multi-threaded to handle multiple clients (in this case are the proxy servers), if there is a bad client, it should not affect the performance of other clients or their data</text:span></text:p>
      <text:p text:style-name="P8"><text:tab/>- <text:span text:style-name="T4">The cache or proxy should not crash if the other process has yet to initiate</text:span></text:p>
      <text:p text:style-name="P8"><text:tab/>- <text:span text:style-name="T4">The signal handler should first clean up all IPC objects before terminating</text:span></text:p>
      <text:p text:style-name="P8"/>
      <text:p text:style-name="P3">Tradeoffs:</text:p>
      <text:p text:style-name="P5"><text:span text:style-name="T5"><text:tab/>As the prompt said that we could choose between different IPCs to implement this, I decided to choose using the POSIX IPC that would be implemented by using memory maps over SysV. Personally, I chose using this method due to </text:span><text:span text:style-name="T6">finding it easier to understand how data travels through using file descriptors from using pthreads in the GetFile project. SysV, from how I understand it, is more fine-grained in its control through having explicit IDs for every resource. </text:span><text:span text:style-name="T2">As I do enjoy the granularity of control with using C, I thought keeping things more simple would allow me to understand the concept better for the future. <text:s/></text:span></text:p>
      <text:p text:style-name="P5"/>
      <text:p text:style-name="P3">Flow:</text:p>
      <text:p text:style-name="P3"/>
      <text:p text:style-name="P3">Tests:</text:p>
      <text:p text:style-name="P3"/>
      <text:p text:style-name="P2">References:</text:p>
      <text:p text:style-name="Standard" loext:marker-style-name="T7"><text:a xlink:type="simple" xlink:href="https://curl.se/libcurl/c/CURLOPT_WRITEFUNCTION.html?utm_source=chatgpt.com" text:style-name="Internet_20_link" text:visited-style-name="Visited_20_Internet_20_Link"><text:span text:style-name="T8">https://curl.se/libcurl/c/CURLOPT_WRITEFUNCTION.html</text:span></text:a></text:p>
      <text:p text:style-name="Standard" loext:marker-style-name="T7"><text:a xlink:type="simple" xlink:href="https://curl.se/libcurl/c/curl_easy_init.html?utm_source=chatgpt.com" text:style-name="Internet_20_link" text:visited-style-name="Visited_20_Internet_20_Link"><text:span text:style-name="T8">https://curl.se/libcurl/c/curl_easy_init.html</text:span></text:a></text:p>
      <text:p text:style-name="Standard" loext:marker-style-name="T7"><text:a xlink:type="simple" xlink:href="https://curl.se/libcurl/c/curl_easy_setopt.html?utm_source=chatgpt.com" text:style-name="Internet_20_link" text:visited-style-name="Visited_20_Internet_20_Link"><text:soft-page-break/><text:span text:style-name="T8">https://curl.se/libcurl/c/curl_easy_setopt.html</text:span></text:a></text:p>
      <text:p text:style-name="Standard" loext:marker-style-name="T7"><text:a xlink:type="simple" xlink:href="https://curl.se/libcurl/c/curl_easy_getinfo.html?utm_source=chatgpt.com" text:style-name="Internet_20_link" text:visited-style-name="Visited_20_Internet_20_Link"><text:span text:style-name="T8">https://curl.se/libcurl/c/curl_easy_getinfo.html</text:span></text:a></text:p>
      <text:p text:style-name="Standard" loext:marker-style-name="T7"><text:a xlink:type="simple" xlink:href="https://curl.se/libcurl/c/libcurl-errors.html?utm_source=chatgpt.com" text:style-name="Internet_20_link" text:visited-style-name="Visited_20_Internet_20_Link"><text:span text:style-name="T8">https://curl.se/libcurl/c/libcurl-errors.html</text:span></text:a></text:p>
      <text:p text:style-name="Standard" loext:marker-style-name="T7"><text:a xlink:type="simple" xlink:href="https://curl.se/libcurl/c/libcurl-easy.html?utm_source=chatgpt.com" text:style-name="Internet_20_link" text:visited-style-name="Visited_20_Internet_20_Link"><text:span text:style-name="T8">https://curl.se/libcurl/c/libcurl-easy.html</text:span></text:a></text:p>
      <text:p text:style-name="Standard" loext:marker-style-name="T7"><text:a xlink:type="simple" xlink:href="http://curl.se/libcurl/c/curl_easy_setopt.html" text:style-name="Internet_20_link" text:visited-style-name="Visited_20_Internet_20_Link"><text:span text:style-name="T8">http://curl.se/libcurl/c/curl_easy_setopt.html</text:span></text:a></text:p>
      <text:p text:style-name="Standard" loext:marker-style-name="T7"><text:a xlink:type="simple" xlink:href="https://curl.se/libcurl/c/" text:style-name="Internet_20_link" text:visited-style-name="Visited_20_Internet_20_Link"><text:span text:style-name="T8">https://curl.se/libcurl/c/</text:span></text:a></text:p>
      <text:p text:style-name="Standard" loext:marker-style-name="T7"><text:a xlink:type="simple" xlink:href="https://curl.se/libcurl/c/libcurl-easy.html" text:style-name="Internet_20_link" text:visited-style-name="Visited_20_Internet_20_Link"><text:span text:style-name="T8">https://curl.se/libcurl/c/libcurl-easy.html</text:span></text:a><text:span text:style-name="T8"/>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ppleSystemUIFont" svg:font-family="AppleSystemUIFont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5T11:49:04.274317000</meta:creation-date>
    <dc:date>2026-03-26T19:51:25.532810000</dc:date>
    <meta:editing-duration>PT29M39S</meta:editing-duration>
    <meta:editing-cycles>5</meta:editing-cycles>
    <meta:generator>LibreOffice/26.2.1.2$MacOSX_AARCH64 LibreOffice_project/8399f6259d8c87f40e7255cdb3c9b958f5e08948</meta:generator>
    <meta:document-statistic meta:table-count="0" meta:image-count="0" meta:object-count="0" meta:page-count="2" meta:paragraph-count="32" meta:word-count="367" meta:character-count="2437" meta:non-whitespace-character-count="2089"/>
  </office:meta>
</office:document-meta>
</file>